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4C2B8F6282.png" manifest:media-type="image/png"/>
  <manifest:file-entry manifest:full-path="Pictures/100007FA000001C6000001C5671A29C8.svg" manifest:media-type="image/svg+xml"/>
  <manifest:file-entry manifest:full-path="Pictures/100000000000023C00000092BA10106C.png" manifest:media-type="image/pn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Arial4" svg:font-family="Arial"/>
    <style:font-face style:name="Mangal2" svg:font-family="Mangal"/>
    <style:font-face style:name="Garamond1" svg:font-family="Garamond" style:font-family-generic="roman"/>
    <style:font-face style:name="Times New Roman4" svg:font-family="'Times New Roman'" style:font-family-generic="roman"/>
    <style:font-face style:name="Arial2" svg:font-family="Arial" style:font-family-generic="swiss"/>
    <style:font-face style:name="Cambria2" svg:font-family="Cambria" style:font-family-generic="swiss"/>
    <style:font-face style:name="Liberation Serif3" svg:font-family="'Liberation Serif', 'Times New Roman'" style:font-family-generic="swiss"/>
    <style:font-face style:name="Tahoma2" svg:font-family="Tahoma" style:font-family-generic="swiss"/>
    <style:font-face style:name="Times New Roman2" svg:font-family="'Times New Roman'" style:font-family-generic="swiss"/>
    <style:font-face style:name="Courier New4" svg:font-family="'Courier New'" style:font-family-generic="modern" style:font-pitch="fixed"/>
    <style:font-face style:name="Tahoma5" svg:font-family="Tahoma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Microsoft YaHei1" svg:font-family="'Microsoft YaHei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mbria1" svg:font-family="Cambria" style:font-family-generic="swiss" style:font-pitch="variable"/>
    <style:font-face style:name="Courier New1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Mangal3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Calibri" svg:font-family="Calibri" style:font-family-generic="system" style:font-pitch="variable"/>
    <style:font-face style:name="Courier New5" svg:font-family="'Courier New'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3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Dashed_20__28_var_29__20_4" svg:stroke-width="0.026cm" svg:stroke-color="#000000" draw:stroke-linejoin="miter" draw:fill="bitmap" draw:fill-image-name="Marbl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draw:stroke-dash="Dashed_20__28_var_29__20_3" svg:stroke-width="0.1cm" svg:stroke-color="#ff3333" draw:marker-start-width="0.5cm" draw:marker-end-width="0.5cm" draw:fill="solid" draw:fill-color="#cccccc" draw:textarea-vertical-align="top" draw:auto-grow-height="false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339966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5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cc00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 style:list-style-name="L5">
      <style:graphic-properties draw:stroke="dash" draw:stroke-dash="Fine_20_Dashed" svg:stroke-width="0.026cm" svg:stroke-color="#000000" draw:stroke-linejoin="miter" draw:fill="solid" draw:fill-color="#ffcc00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dash" draw:stroke-dash="Fine_20_Dashe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 style:list-style-name="L5">
      <style:graphic-properties draw:stroke="dash" draw:stroke-dash="Fine_20_Dashed" svg:stroke-width="0.026cm" svg:stroke-color="#000000" draw:stroke-linejoin="miter" draw:fill="solid" draw:fill-color="#ffcc00" draw:textarea-vertical-align="middle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soli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 style:list-style-name="L5">
      <style:graphic-properties draw:stroke="dash" draw:stroke-dash="Fine_20_Dashed" svg:stroke-width="0.026cm" svg:stroke-color="#000000" draw:stroke-linejoin="miter" draw:fill="solid" draw:fill-color="#ffffcc" draw:textarea-vertical-align="middle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dash" draw:stroke-dash="Dashed_20__28_var_29__20_3" svg:stroke-width="0.026cm" svg:stroke-color="#000000" draw:stroke-linejoin="miter" draw:fill="solid" draw:fill-color="#339966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35cm" svg:stroke-color="#0000ff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5">
      <style:graphic-properties draw:stroke="solid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 style:list-style-name="L5">
      <style:graphic-properties draw:stroke="dash" draw:stroke-dash="Dashed_20__28_var_29__20_3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 style:list-style-name="L5">
      <style:graphic-properties draw:stroke="dash" draw:stroke-dash="Fine_20_Dashe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 style:list-style-name="L5">
      <style:graphic-properties draw:stroke="dash" draw:stroke-dash="Fine_20_Dashe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 style:list-style-name="L5">
      <style:graphic-properties draw:stroke="soli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dash" draw:stroke-dash="Fine_20_Dashe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23" style:family="graphic" style:parent-style-name="standard" style:list-style-name="L5">
      <style:graphic-properties draw:stroke="soli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26cm" draw:fill="solid" draw:fill-color="#339966" draw:textarea-vertical-align="middle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dash" draw:stroke-dash="Fine_20_Dashe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 style:list-style-name="L5">
      <style:graphic-properties draw:stroke="solid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 style:list-style-name="L5">
      <style:graphic-properties draw:stroke="solid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30" style:family="graphic" style:parent-style-name="standard" style:list-style-name="L5">
      <style:graphic-properties draw:stroke="solid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31" style:family="graphic" style:parent-style-name="standard" style:list-style-name="L5">
      <style:graphic-properties draw:stroke="solid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32" style:family="graphic" style:parent-style-name="standard" style:list-style-name="L5">
      <style:graphic-properties draw:stroke="solid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solid" svg:stroke-width="0.026cm" svg:stroke-color="#000000" draw:stroke-linejoin="miter" draw:fill="solid" draw:fill-color="#4c4c4c" draw:textarea-vertical-align="middle" draw:auto-grow-height="false" draw:fit-to-size="false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dash" draw:stroke-dash="Fine_20_Dashe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35cm" svg:stroke-color="#1f497d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c0504d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draw:stroke-dash="Fine_20_Dashed" svg:stroke-width="0.026cm" svg:stroke-color="#000000" draw:stroke-linejoin="miter" draw:fill="solid" draw:fill-color="#4c4c4c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soli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39" style:family="graphic" style:parent-style-name="standard" style:list-style-name="L5">
      <style:graphic-properties draw:stroke="solid" svg:stroke-width="0.026cm" svg:stroke-color="#000000" draw:stroke-linejoin="miter" draw:fill="solid" draw:fill-color="#ff950e" draw:textarea-vertical-align="middle" draw:auto-grow-height="false" draw:fit-to-size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5cm"/>
    </style:style>
    <style:style style:name="gr41" style:family="graphic" style:parent-style-name="standard">
      <style:graphic-properties draw:stroke="none" svg:stroke-color="#000080" draw:fill="none" draw:fill-color="#ffffff" draw:auto-grow-height="true" draw:auto-grow-width="false" fo:max-height="0cm" fo:min-height="0cm"/>
    </style:style>
    <style:style style:name="pr1" style:family="presentation" style:parent-style-name="Diapositive_20_de_20_titre-title">
      <style:graphic-properties draw:stroke="none" svg:stroke-width="0.026cm" draw:stroke-linejoin="miter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.026cm" draw:stroke-linejoin="miter" draw:fill="solid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5cm"/>
    </style:style>
    <style:style style:name="pr4" style:family="presentation" style:parent-style-name="V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Vide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color="#ff420e" fo:font-size="14pt" style:font-size-asian="14pt" style:font-size-complex="14pt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color="#ffd320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center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20pt" style:text-underline-style="solid" style:text-underline-width="auto" style:text-underline-color="font-color" style:font-size-asian="20pt" style:font-size-complex="20pt"/>
    </style:style>
    <style:style style:name="P1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4" style:family="paragraph"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color="#ffffff" fo:font-size="14pt" style:font-size-asian="14pt" style:font-size-complex="14pt"/>
    </style:style>
    <style:style style:name="P16" style:family="paragraph">
      <style:paragraph-properties fo:margin-top="0cm" fo:margin-bottom="0cm"/>
    </style:style>
    <style:style style:name="P17" style:family="paragraph"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8" style:family="paragraph">
      <style:text-properties fo:font-size="20pt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style:font-name="Arial1" fo:font-size="12pt" style:font-name-asian="Arial1" style:font-size-asian="12pt" style:font-size-complex="12pt"/>
    </style:style>
    <style:style style:name="P21" style:family="paragraph">
      <style:text-properties fo:color="#0000ff" fo:font-weight="bold" style:font-weight-asian="bold" style:font-weight-complex="bold"/>
    </style:style>
    <style:style style:name="T1" style:family="text">
      <style:text-properties fo:font-variant="normal" fo:text-transform="none" fo:color="#9b2d1f" style:text-line-through-style="none" style:text-line-through-type="none" style:font-name="Arial4" fo:font-size="24pt" fo:letter-spacing="normal" fo:font-style="normal" style:text-underline-style="none" fo:font-weight="bold" style:font-name-asian="Tahoma5" style:font-size-asian="24pt" style:font-style-asian="normal" style:font-weight-asian="bold" style:font-name-complex="Tahoma1" style:font-size-complex="24pt" style:font-style-complex="normal" style:font-weight-complex="bold"/>
    </style:style>
    <style:style style:name="T2" style:family="text">
      <style:text-properties fo:font-variant="normal" fo:text-transform="none" fo:color="#898989" style:text-line-through-style="none" style:text-line-through-type="none" style:font-name="Arial4" fo:font-size="18pt" fo:letter-spacing="normal" fo:font-style="normal" style:text-underline-style="none" fo:font-weight="normal" style:font-name-asian="Tahoma5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3" style:family="text">
      <style:text-properties fo:font-variant="normal" fo:text-transform="none" fo:color="#9b2d1f" style:text-line-through-style="none" style:text-line-through-type="none" style:font-name="Arial4" fo:font-size="18pt" fo:letter-spacing="normal" fo:font-style="normal" style:text-underline-style="none" fo:font-weight="bold" style:font-name-asian="Tahoma5" style:font-size-asian="18pt" style:font-style-asian="normal" style:font-weight-asian="bold" style:font-name-complex="Arial4" style:font-size-complex="18pt" style:font-style-complex="normal" style:font-weight-complex="bold"/>
    </style:style>
    <style:style style:name="T4" style:family="text">
      <style:text-properties fo:font-variant="normal" fo:text-transform="none" fo:color="#7f7f7f" style:text-line-through-style="none" style:text-line-through-type="none" style:font-name="Arial4" fo:font-size="14pt" fo:letter-spacing="normal" fo:font-style="italic" style:text-underline-style="none" fo:font-weight="normal" style:font-name-asian="Tahoma5" style:font-size-asian="14pt" style:font-style-asian="italic" style:font-weight-asian="normal" style:font-name-complex="Arial4" style:font-size-complex="1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4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Arial4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font-name="Arial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4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4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font-name="Arial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4" fo:font-size="8pt" fo:letter-spacing="normal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4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font-variant="normal" fo:text-transform="none" fo:color="#9b2d1f" style:text-line-through-style="none" style:text-line-through-type="none" style:font-name="Arial1" fo:font-size="18pt" fo:letter-spacing="normal" fo:font-style="normal" style:text-underline-style="none" fo:font-weight="bold" style:font-name-asian="Tahoma5" style:font-size-asian="18pt" style:font-style-asian="normal" style:font-weight-asian="bold" style:font-name-complex="Arial1" style:font-size-complex="18pt" style:font-style-complex="normal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Arial1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letter-kerning="true" style:font-name-asian="Arial1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1" fo:font-size="16pt" style:text-underline-style="none" style:font-size-asian="16pt" style:font-size-complex="16pt"/>
    </style:style>
    <style:style style:name="T23" style:family="text"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fo:font-weight="bold" style:font-weight-asian="bold" style:font-weight-complex="bold"/>
    </style:style>
    <style:style style:name="T27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style:vertical-pos="middle" style:vertical-rel="line" fo:width="0.454cm" fo:height="0.453cm"/>
      </text:list-level-style-image>
    </text:list-style>
    <text:list-style style:name="L3">
      <text:list-level-style-image text:level="1" xlink:href="Pictures/100007FA000001C6000001C5671A29C8.svg" xlink:type="simple" xlink:show="embed" xlink:actuate="onLoad">
        <style:list-level-properties text:min-label-width="0.6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0.6cm" text:min-label-width="0.6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1.2cm" text:min-label-width="0.6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1.8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2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3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3.6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4.8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</text:list-style>
    <text:list-style style:name="L4">
      <text:list-level-style-image text:level="1" xlink:href="Pictures/100007FA000001C6000001C5671A29C8.svg" xlink:type="simple" xlink:show="embed" xlink:actuate="onLoad">
        <style:list-level-properties text:space-before="0.252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0.252cm" fo:text-align="center" style:vertical-pos="middle" style:vertical-rel="line" fo:width="0.454cm" fo:height="0.453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6.463cm" svg:height="4.638cm" svg:x="6.2cm" svg:y="5.927cm" presentation:class="title" presentation:user-transformed="true">
          <draw:text-box>
            <text:p text:style-name="P1"><text:span text:style-name="T1">Présentation BFI – S.I. BQE</text:span></text:p>
          </draw:text-box>
        </draw:frame>
        <draw:frame draw:name="Sous-titre 2" presentation:style-name="pr2" draw:text-style-name="P4" draw:layer="layout" svg:width="8.867cm" svg:height="4.598cm" svg:x="12.797cm" svg:y="5.927cm" presentation:class="subtitle" presentation:user-transformed="true">
          <draw:text-box>
            <text:p text:style-name="P3"><text:span text:style-name="T2">Version: 18 Novembre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office:forms form:automatic-focus="false" form:apply-design-mode="false"/>
        <draw:frame draw:name="Titre 1" presentation:style-name="pr4" draw:text-style-name="P4" draw:layer="layout" svg:width="25.024cm" svg:height="1.079cm" svg:x="1.116cm" svg:y="1.155cm" presentation:class="title" presentation:user-transformed="true">
          <draw:text-box>
            <text:p text:style-name="P1"><text:span text:style-name="T3">Présentation générale du SI BQE</text:span><text:span text:style-name="T3"><text:line-break/></text:span><text:span text:style-name="T4">Positionnement de BFI dans le SI BQE</text:span></text:p>
          </draw:text-box>
        </draw:frame>
        <draw:custom-shape draw:name="CustomShape 9" draw:style-name="gr2" draw:text-style-name="P5" draw:layer="layout" svg:width="12.198cm" svg:height="14.653cm" svg:x="7.302cm" svg:y="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3" draw:text-style-name="P5" draw:layer="layout" svg:width="7.805cm" svg:height="2.895cm" svg:x="9.666cm" svg:y="4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4" draw:layer="layout" svg:width="7.796cm" svg:height="7.524cm" svg:x="9.703cm" svg:y="8.418cm">
          <text:p text:style-name="P6"><text:span text:style-name="T5"/></text:p>
          <text:p text:style-name="P6"><text:span text:style-name="T5"/></text:p>
          <text:p text:style-name="P6"><text:span text:style-name="T5">SAB</text:span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8" draw:layer="layout" svg:width="3.171cm" svg:height="0.919cm" draw:transform="rotate (1.5707963267949) translate (4.033cm 11.62cm)">
          <text:p text:style-name="P7"><text:span text:style-name="T7">SI Fidu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4" draw:layer="layout" svg:width="5.769cm" svg:height="1.595cm" svg:x="10.502cm" svg:y="3.499cm">
          <text:p text:style-name="P7"><text:span text:style-name="T8">SI Banque Fiduc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9" draw:layer="layout" svg:width="5cm" svg:height="0.877cm" draw:transform="rotate (-1.5707963267949) translate (24.34cm 8.04cm)">
          <text:p text:style-name="P6"><text:span text:style-name="T7">SI Partena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4" draw:layer="layout" svg:width="2.565cm" svg:height="1.993cm" svg:x="20.63cm" svg:y="5.981cm">
          <text:p text:style-name="P6"><text:span text:style-name="T7">C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10" draw:layer="layout" svg:width="2.539cm" svg:height="1.993cm" svg:x="20.656cm" svg:y="8.352cm">
          <text:p text:style-name="P6"><text:span text:style-name="T7">BDF</text:span></text:p>
          <text:p text:style-name="P6"><text:span text:style-name="T7">CO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4" draw:layer="layout" svg:width="2.539cm" svg:height="1.53cm" svg:x="20.656cm" svg:y="10.703cm">
          <text:p text:style-name="P6"><text:span text:style-name="T7">SA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" draw:text-style-name="P11" draw:layer="layout" svg:width="2.593cm" svg:height="1.4cm" svg:x="5.371cm" svg:y="9.547cm">
          <text:p text:style-name="P6"><text:span text:style-name="T9">REF TIERS</text:span></text:p>
          <text:p text:style-name="P6"><text:span text:style-name="T9">FIR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" draw:text-style-name="P10" draw:layer="layout" svg:width="2.539cm" svg:height="1.861cm" svg:x="20.656cm" svg:y="12.567cm">
          <text:p text:style-name="P6"><text:span text:style-name="T9">Lyonnaise</text:span></text:p>
          <text:p text:style-name="P6"><text:span text:style-name="T9">de Ban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2" draw:text-style-name="P10" draw:layer="layout" svg:width="2.593cm" svg:height="1.195cm" svg:x="6.571cm" svg:y="15.352cm">
          <text:p text:style-name="P6"><text:span text:style-name="T9">OPTI</text:span></text:p>
          <text:p text:style-name="P6"><text:span text:style-name="T9">COUP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3" draw:text-style-name="P12" draw:layer="layout" svg:width="7.796cm" svg:height="1.093cm" svg:x="9.699cm" svg:y="16.311cm">
          <text:p text:style-name="P7"><text:span text:style-name="T5">B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4" draw:text-style-name="P13" draw:layer="layout" svg:width="1.671cm" svg:height="0.974cm" svg:x="15.515cm" svg:y="9.673cm">
          <text:p text:style-name="P6"><text:span text:style-name="T9">E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4" draw:text-style-name="P13" draw:layer="layout" svg:width="1.737cm" svg:height="1.093cm" svg:x="9.901cm" svg:y="12.17cm">
          <text:p text:style-name="P6"><text:span text:style-name="T9">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4" draw:text-style-name="P13" draw:layer="layout" svg:width="1.737cm" svg:height="1.486cm" svg:x="9.901cm" svg:y="10.38cm">
          <text:p text:style-name="P6"><text:span text:style-name="T9">C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4" draw:text-style-name="P13" draw:layer="layout" svg:width="1.676cm" svg:height="1.093cm" svg:x="15.511cm" svg:y="12.001cm">
          <text:p text:style-name="P6"><text:span text:style-name="T9">CH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4" draw:text-style-name="P13" draw:layer="layout" svg:width="1.702cm" svg:height="1cm" svg:x="15.495cm" svg:y="10.847cm">
          <text:p text:style-name="P6"><text:span text:style-name="T9">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4" draw:text-style-name="P13" draw:layer="layout" svg:width="1.671cm" svg:height="1.093cm" svg:x="9.901cm" svg:y="13.585cm">
          <text:p text:style-name="P6"><text:span text:style-name="T9">E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4" draw:text-style-name="P13" draw:layer="layout" svg:width="1.676cm" svg:height="1.093cm" svg:x="15.537cm" svg:y="13.268cm">
          <text:p text:style-name="P6"><text:span text:style-name="T9">T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4" draw:text-style-name="P13" draw:layer="layout" svg:width="1.737cm" svg:height="1.182cm" svg:x="9.937cm" svg:y="8.879cm">
          <text:p text:style-name="P6"><text:span text:style-name="T9">C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14" draw:layer="layout" svg:width="1.8cm" svg:height="1.69cm" svg:x="9.871cm" svg:y="5.847cm">
          <text:p text:style-name="P6"><text:span text:style-name="T10">OD</text:span></text:p>
          <text:p text:style-name="P6"><text:span text:style-name="T10">B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6" draw:style-name="gr16" draw:text-style-name="P5" draw:layer="layout" svg:x1="10.675cm" svg:y1="7.654cm" svg:x2="10.671cm" svg:y2="8.372cm">
          <text:p/>
        </draw:line>
        <draw:custom-shape draw:name="CustomShape 77" draw:style-name="gr6" draw:text-style-name="P4" draw:layer="layout" svg:width="1.592cm" svg:height="0.624cm" draw:transform="rotate (-1.5707963267949) translate (11.411cm 7.318cm)">
          <text:p text:style-name="P6"><text:span text:style-name="T11">C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7" draw:text-style-name="P14" draw:layer="layout" svg:width="3.4cm" svg:height="0.5cm" svg:x="11.971cm" svg:y="7.047cm">
          <text:p text:style-name="P6"><text:span text:style-name="T10">Editique Cl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4" draw:text-style-name="P13" draw:layer="layout" svg:width="5.2cm" svg:height="0.789cm" svg:x="12.071cm" svg:y="8.602cm">
          <text:p text:style-name="P6"><text:span text:style-name="T9">DW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8" draw:text-style-name="P15" draw:layer="layout" svg:width="1.769cm" svg:height="0.789cm" svg:x="9.902cm" svg:y="14.958cm">
          <text:p text:style-name="P6"><text:span text:style-name="T12">ES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9" draw:text-style-name="P11" draw:layer="layout" svg:width="2.593cm" svg:height="1.185cm" svg:x="5.369cm" svg:y="3.747cm">
          <text:p text:style-name="P6"><text:span text:style-name="T9">ARC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0" draw:text-style-name="P11" draw:layer="layout" svg:width="2.593cm" svg:height="1.32cm" svg:x="5.369cm" svg:y="6.523cm">
          <text:p text:style-name="P6"><text:span text:style-name="T9">DECIS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11" draw:layer="layout" svg:width="2.6cm" svg:height="1.19cm" svg:x="6.571cm" svg:y="16.757cm">
          <text:p text:style-name="P6"><text:span text:style-name="T9">Site</text:span></text:p>
          <text:p text:style-name="P6"><text:span text:style-name="T9">Ban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2" draw:text-style-name="P11" draw:layer="layout" svg:width="2.593cm" svg:height="1.216cm" svg:x="5.347cm" svg:y="5.127cm">
          <text:p text:style-name="P6"><text:span text:style-name="T9">REFL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3" draw:text-style-name="P10" draw:layer="layout" svg:width="2.593cm" svg:height="1.195cm" svg:x="5.378cm" svg:y="11.152cm">
          <text:p text:style-name="P6"><text:span text:style-name="T9">Plateforme</text:span></text:p>
          <text:p text:style-name="P6"><text:span text:style-name="T9">M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8" draw:text-style-name="P4" draw:layer="layout" svg:width="2.525cm" svg:height="0.965cm" svg:x="20.67cm" svg:y="14.777cm">
          <text:p text:style-name="P6"><text:span text:style-name="T9">CMC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14" draw:text-style-name="P13" draw:layer="layout" svg:width="1.676cm" svg:height="1.093cm" svg:x="15.551cm" svg:y="14.682cm">
          <text:p text:style-name="P6"><text:span text:style-name="T9">C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6" draw:style-name="gr16" draw:text-style-name="P5" draw:layer="layout" svg:x1="13.871cm" svg:y1="8.402cm" svg:x2="13.871cm" svg:y2="7.639cm">
          <text:p/>
        </draw:line>
        <draw:custom-shape draw:name="CustomShape 117" draw:style-name="gr24" draw:text-style-name="P10" draw:layer="layout" svg:width="2.394cm" svg:height="0.624cm" svg:x="13.971cm" svg:y="7.747cm">
          <text:p text:style-name="P6"><text:span text:style-name="T11">Extr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25" draw:text-style-name="P4" draw:layer="layout" svg:width="3.35cm" svg:height="4.795cm" svg:x="11.916cm" svg:y="11.147cm">
          <text:p text:style-name="P6"><text:span text:style-name="T13">Autres Modules :</text:span></text:p>
          <text:p text:style-name="P6"><text:span text:style-name="T13">BAS, HBT, CRE,</text:span></text:p>
          <text:p text:style-name="P6"><text:span text:style-name="T13">GAR, IDF, ECH,</text:span></text:p>
          <text:p text:style-name="P6"><text:span text:style-name="T13">BAG, TAR, DAT,</text:span></text:p>
          <text:p text:style-name="P6"><text:span text:style-name="T13">ERE, DOR, AUT,</text:span></text:p>
          <text:p text:style-name="P6"><text:span text:style-name="T13">IMP, PRO, CTO,</text:span></text:p>
          <text:p text:style-name="P6"><text:span text:style-name="T13">SDC, ATD, VGC,</text:span></text:p>
          <text:p text:style-name="P6"><text:span text:style-name="T13">VCC, CRM, ERM,</text:span></text:p>
          <text:p text:style-name="P6"><text:span text:style-name="T13">ECR, FCI, CIR,</text:span></text:p>
          <text:p text:style-name="P6"><text:span text:style-name="T13">DGI, IF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26" draw:text-style-name="P17" draw:layer="layout" svg:width="1.795cm" svg:height="0.957cm" svg:x="9.671cm" svg:y="4.747cm">
          <text:p text:style-name="P16"><text:span text:style-name="T14">BF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27" draw:text-style-name="P10" draw:layer="layout" svg:width="2.593cm" svg:height="1.32cm" svg:x="5.383cm" svg:y="8.037cm">
          <text:p text:style-name="P6"><text:span text:style-name="T9">Contrôle</text:span></text:p>
          <text:p text:style-name="P6"><text:span text:style-name="T9">Budgét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8" draw:text-style-name="P14" draw:layer="layout" svg:width="5.286cm" svg:height="0.5cm" svg:x="11.985cm" svg:y="5.704cm">
          <text:p text:style-name="P6"><text:span text:style-name="T10">'GED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9" draw:text-style-name="P15" draw:layer="layout" svg:width="1.2cm" svg:height="0.947cm" svg:x="12.171cm" svg:y="16.381cm">
          <text:p text:style-name="P6"><text:span text:style-name="T12">ET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0" draw:text-style-name="P15" draw:layer="layout" svg:width="2.8cm" svg:height="0.947cm" svg:x="13.971cm" svg:y="16.396cm">
          <text:p text:style-name="P6"><text:span text:style-name="T12">Rap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31" draw:text-style-name="P14" draw:layer="layout" svg:width="3.4cm" svg:height="0.5cm" svg:x="11.975cm" svg:y="6.456cm">
          <text:p text:style-name="P6"><text:span text:style-name="T10">Sou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2" draw:text-style-name="P14" draw:layer="layout" svg:width="1.8cm" svg:height="1.104cm" svg:x="15.485cm" svg:y="6.447cm">
          <text:p text:style-name="P6"><text:span text:style-name="T10">Etats</text:span></text:p>
          <text:p text:style-name="P6"><text:span text:style-name="T10">Rè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33" draw:text-style-name="P14" draw:layer="layout" svg:width="5.286cm" svg:height="0.5cm" svg:x="11.999cm" svg:y="4.999cm">
          <text:p text:style-name="P6"><text:span text:style-name="T10">Pilotage / Gestion SI BQ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6" draw:style-name="gr16" draw:text-style-name="P5" draw:layer="layout" svg:x1="16.376cm" svg:y1="8.412cm" svg:x2="16.376cm" svg:y2="7.649cm">
          <text:p/>
        </draw:line>
        <draw:custom-shape draw:name="CustomShape 97" draw:style-name="gr6" draw:text-style-name="P4" draw:layer="layout" svg:width="1.79cm" svg:height="0.581cm" svg:x="0.205cm" svg:y="14.3cm">
          <text:p text:style-name="P7"><text:span text:style-name="T15">Légend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6" draw:text-style-name="P4" draw:layer="layout" svg:width="2.44cm" svg:height="0.581cm" svg:x="1.46cm" svg:y="15.025cm">
          <text:p text:style-name="P7"><text:span text:style-name="T16">Projet en c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34" draw:text-style-name="P5" draw:layer="layout" svg:width="0.692cm" svg:height="0.5cm" svg:x="0.5cm" svg:y="15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35" draw:text-style-name="P5" draw:layer="layout" svg:x1="0.5cm" svg:y1="17.118cm" svg:x2="2.008cm" svg:y2="17.122cm">
          <text:p/>
        </draw:line>
        <draw:line draw:name="Line 68" draw:style-name="gr36" draw:text-style-name="P5" draw:layer="layout" svg:x1="0.5cm" svg:y1="16.72cm" svg:x2="2.008cm" svg:y2="16.724cm">
          <text:p/>
        </draw:line>
        <draw:custom-shape draw:name="CustomShape 95" draw:style-name="gr6" draw:text-style-name="P4" draw:layer="layout" svg:width="2.408cm" svg:height="0.581cm" svg:x="2.194cm" svg:y="16.42cm">
          <text:p text:style-name="P7"><text:span text:style-name="T16">Manu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6" draw:text-style-name="P4" draw:layer="layout" svg:width="3.206cm" svg:height="0.581cm" svg:x="2.194cm" svg:y="16.819cm">
          <text:p text:style-name="P7"><text:span text:style-name="T16">Automatis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37" draw:text-style-name="P5" draw:layer="layout" svg:width="0.692cm" svg:height="0.5cm" svg:x="0.514cm" svg:y="15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6" draw:text-style-name="P4" draw:layer="layout" svg:width="2.44cm" svg:height="0.581cm" svg:x="1.483cm" svg:y="15.765cm">
          <text:p text:style-name="P7"><text:span text:style-name="T16">Dév. BE BQ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38" draw:text-style-name="P11" draw:layer="layout" svg:width="2.593cm" svg:height="1.195cm" svg:x="5.407cm" svg:y="12.505cm">
          <text:p text:style-name="P6"><text:span text:style-name="T9">AX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39" draw:text-style-name="P10" draw:layer="layout" svg:width="2.593cm" svg:height="1.195cm" svg:x="5.421cm" svg:y="13.819cm">
          <text:p text:style-name="P6"><text:span text:style-name="T9">ETEB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6.085cm" svg:height="11.136cm" svg:x="2.457cm" svg:y="2.257cm" draw:page-number="2" presentation:class="page"/>
          <draw:frame presentation:style-name="pr5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office:forms form:automatic-focus="false" form:apply-design-mode="false"/>
        <draw:frame draw:name="Titre 1" presentation:style-name="pr4" draw:text-style-name="P4" draw:layer="layout" svg:width="25.024cm" svg:height="1.079cm" svg:x="1.116cm" svg:y="1.155cm" presentation:class="title" presentation:user-transformed="true">
          <draw:text-box>
            <text:p text:style-name="P1"><text:span text:style-name="T17">Présentation de BFI</text:span><text:span text:style-name="T3"><text:line-break/></text:span><text:span text:style-name="T4">Passage en revue des modules et fonctionnalités</text:span></text:p>
          </draw:text-box>
        </draw:frame>
        <draw:frame draw:style-name="gr40" draw:text-style-name="P20" draw:layer="layout" svg:width="24.4cm" svg:height="22.302cm" svg:x="1.6cm" svg:y="3cm">
          <draw:text-box>
            <text:p text:style-name="P19"><text:span text:style-name="T18"/></text:p>
            <text:list text:style-name="L2">
              <text:list-item>
                <text:list>
                  <text:list-item>
                    <text:p text:style-name="P19"><text:span text:style-name="T19"><text:s text:c="2"/></text:span><text:span text:style-name="T20">Objectifs :</text:span></text:p>
                  </text:list-item>
                </text:list>
              </text:list-item>
            </text:list>
            <text:list text:style-name="L3">
              <text:list-header>
                <text:p text:style-name="P19"><text:span text:style-name="T21"/></text:p>
              </text:list-header>
            </text:list>
            <text:p text:style-name="P19"><text:span text:style-name="T21"><text:tab/></text:span><text:span text:style-name="T21">1) Compléter l'offre produit de SAB (ex : OD, ...) et du Groupe Fiducial (Editique, GED, ...)</text:span></text:p>
            <text:p text:style-name="P19"><text:span text:style-name="T21"><text:tab/></text:span><text:span text:style-name="T21">2) Apporter de la réactivité aux développements pour le SI banque, en mode start-up</text:span></text:p>
            <text:p text:style-name="P19"><text:span text:style-name="T21"><text:tab/></text:span><text:span text:style-name="T21">3) Intégrer les prochains standards Groupe de l'usine de développements</text:span></text:p>
            <text:p text:style-name="P19"><text:span text:style-name="T21"/></text:p>
            <text:list text:style-name="L2">
              <text:list-item>
                <text:list>
                  <text:list-item>
                    <text:p text:style-name="P19"><text:span text:style-name="T19"><text:s text:c="2"/></text:span><text:span text:style-name="T20">Contexte de mise en place :</text:span></text:p>
                  </text:list-item>
                </text:list>
              </text:list-item>
            </text:list>
            <text:p text:style-name="P19"><text:span text:style-name="T21"/></text:p>
            <text:p text:style-name="P19"><text:span text:style-name="T21"><text:tab/></text:span><text:span text:style-name="T21">- Pilote Fiducial pour l'utilisation de PHP / Symfony 2</text:span></text:p>
            <text:p text:style-name="P19"><text:span text:style-name="T21"><text:tab/></text:span><text:span text:style-name="T21">- Problématiques DMZ liées aux accès Internet et réseau Fiducial (Symfony sans Internet...)</text:span></text:p>
            <text:p text:style-name="P19"><text:span text:style-name="T21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2"><text:s text:c="2"/></text:span><text:span text:style-name="T23">Modules &amp; Fonctionnalités :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21"/></text:p>
            <text:p text:style-name="P19"><text:span text:style-name="T21"><text:tab/></text:span><text:span text:style-name="T21">- Editique : Génération de fichiers PDF</text:span></text:p>
            <text:p text:style-name="P19"><text:span text:style-name="T21"><text:tab/></text:span><text:span text:style-name="T21">- Editique : Accès aux documents</text:span></text:p>
            <text:p text:style-name="P19"><text:span text:style-name="T21"><text:tab/></text:span><text:span text:style-name="T21">- Editique : Formulaire (Souscription / Messages)</text:span></text:p>
            <text:p text:style-name="P19"><text:span text:style-name="T21"><text:tab/></text:span><text:span text:style-name="T21">- Module OD : Saisie, workflow, consultation, export des opérations</text:span></text:p>
            <text:p text:style-name="P19"><text:span text:style-name="T21"><text:tab/></text:span><text:span text:style-name="T21">- États réglementaires : Génération / Formatage de fichiers (XML, TXT)</text:span></text:p>
            <text:p text:style-name="P19"><text:span text:style-name="T21"><text:tab/></text:span><text:span text:style-name="T21">- Administration : Monitoring</text:span></text:p>
            <text:p text:style-name="P19"><text:span text:style-name="T21"><text:tab/></text:span><text:span text:style-name="T21">- Administration : Paramétrage applicatif, dont habilitations</text:span></text:p>
            <text:p text:style-name="P19"><text:span text:style-name="T21"><text:tab/></text:span><text:span text:style-name="T21">- Administration : Audit, Suivi (logs, opérations, versions, fichiers)</text:span></text:p>
            <text:p text:style-name="P19"><text:span text:style-name="T19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9"><text:span text:style-name="T19"><text:s text:c="2"/></text:span><text:span text:style-name="T20">Outils de développement :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<text:span text:style-name="T21"/></text:p>
            <text:p text:style-name="P19"><text:span text:style-name="T21"><text:tab/></text:span><text:span text:style-name="T21">- Analyseur de code : qualitatif, tests unitaires, statistiques, documentation automatique</text:span></text:p>
            <text:p text:style-name="P19"><text:span text:style-name="T21"><text:tab/></text:span><text:span text:style-name="T21">- Suivi des versions des développements : manuel, GITLAB</text:span></text:p>
            <text:p text:style-name="P19"><text:span text:style-name="T21"/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9"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9"><text:span text:style-name="T24"/></text:p>
            <text:p text:style-name="P19"><text:span text:style-name="T24"/></text:p>
            <text:p text:style-name="P19"><text:span text:style-name="T24"/></text:p>
            <text:p text:style-name="P19"><text:span text:style-name="T24"/></text:p>
            <text:p text:style-name="P19"><text:span text:style-name="T25"/></text:p>
            <text:p text:style-name="P19"><text:span text:style-name="T24"/></text:p>
            <text:p text:style-name="P19"><text:span text:style-name="T25"/></text:p>
            <text:p text:style-name="P19"><text:span text:style-name="T18"/></text:p>
            <text:p text:style-name="P19"><text:span text:style-name="T18"/></text:p>
            <text:p text:style-name="P19"><text:span text:style-name="T18"/></text:p>
            <text:p text:style-name="P19"><text:span text:style-name="T18"/></text:p>
            <text:p text:style-name="P19"><text:span text:style-name="T18"/></text:p>
            <text:p text:style-name="P19"><text:span text:style-name="T18"/></text:p>
          </draw:text-box>
        </draw:frame>
        <draw:frame draw:style-name="gr41" draw:text-style-name="P21" draw:layer="layout" svg:width="3.8cm" svg:height="0.962cm" svg:x="18.4cm" svg:y="11.8cm">
          <draw:text-box>
            <text:p><text:span text:style-name="T26">→ </text:span><text:span text:style-name="T27">DEMO</text:span></text:p>
          </draw:text-box>
        </draw:frame>
        <presentation:notes draw:style-name="dp2">
          <draw:page-thumbnail draw:style-name="gr1" draw:layer="layout" svg:width="16.085cm" svg:height="11.136cm" svg:x="2.457cm" svg:y="2.257cm" draw:page-number="3" presentation:class="page"/>
          <draw:frame presentation:style-name="pr5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Arial4" svg:font-family="Arial"/>
    <style:font-face style:name="Mangal2" svg:font-family="Mangal"/>
    <style:font-face style:name="Garamond1" svg:font-family="Garamond" style:font-family-generic="roman"/>
    <style:font-face style:name="Times New Roman4" svg:font-family="'Times New Roman'" style:font-family-generic="roman"/>
    <style:font-face style:name="Arial2" svg:font-family="Arial" style:font-family-generic="swiss"/>
    <style:font-face style:name="Cambria2" svg:font-family="Cambria" style:font-family-generic="swiss"/>
    <style:font-face style:name="Liberation Serif3" svg:font-family="'Liberation Serif', 'Times New Roman'" style:font-family-generic="swiss"/>
    <style:font-face style:name="Tahoma2" svg:font-family="Tahoma" style:font-family-generic="swiss"/>
    <style:font-face style:name="Times New Roman2" svg:font-family="'Times New Roman'" style:font-family-generic="swiss"/>
    <style:font-face style:name="Courier New4" svg:font-family="'Courier New'" style:font-family-generic="modern" style:font-pitch="fixed"/>
    <style:font-face style:name="Tahoma5" svg:font-family="Tahoma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Microsoft YaHei1" svg:font-family="'Microsoft YaHei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mbria1" svg:font-family="Cambria" style:font-family-generic="swiss" style:font-pitch="variable"/>
    <style:font-face style:name="Courier New1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Mangal3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Calibri" svg:font-family="Calibri" style:font-family-generic="system" style:font-pitch="variable"/>
    <style:font-face style:name="Courier New5" svg:font-family="'Courier New'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3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3" draw:display-name="Dashed (var) 3" draw:style="round" draw:dots2="1" draw:dots2-length="-74672960%" draw:distance="-74672960%"/>
    <draw:stroke-dash draw:name="Dashed_20__28_var_29__20_4" draw:display-name="Dashed (var) 4" draw:style="round" draw:dots1="1" draw:dots1-length="3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graphic">
      <style:paragraph-properties style:text-autospace="none"/>
    </style:style>
    <style:style style:name="HTML_20_Preformatted" style:display-name="HTML Preformatted" style:family="graphic">
      <style:paragraph-properties fo:margin-left="0cm" fo:margin-right="0cm" fo:text-align="start" fo:text-indent="0cm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swiss" style:font-pitch="fixed" fo:font-size="10pt" fo:language="fr" fo:country="FR" style:font-name-asian="Courier New4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style:font-name="Arial2" fo:font-family="Arial" style:font-family-generic="swiss" fo:font-size="12pt" fo:language="fr" fo:country="FR" style:font-name-asian="Arial2" style:font-family-asian="Arial" style:font-family-generic-asian="swiss" style:font-size-asian="12pt" style:language-asian="ar" style:country-asian="SA"/>
    </style:style>
    <style:style style:name="Internet_20_link" style:display-name="Internet link" style:family="graphic">
      <style:paragraph-properties fo:text-align="start" style:text-autospace="none" style:writing-mode="lr-tb"/>
      <style:text-properties fo:color="#0000ff" style:font-name="Liberation Serif3" fo:font-family="'Liberation Serif', 'Times New Roman'" style:font-family-generic="swiss" fo:font-size="12pt" fo:language="fr" fo:country="FR" style:text-underline-style="solid" style:text-underline-width="auto" style:text-underline-color="font-color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style:font-name="Arial1" fo:font-family="Arial" style:font-family-generic="swiss" style:font-pitch="variable" fo:font-size="11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msolistparagraph" style:family="graphic">
      <style:paragraph-properties fo:margin-top="0.871cm" fo:margin-bottom="0.871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Arial2" fo:font-family="Arial" style:font-family-generic="swiss" fo:font-size="11pt" fo:language="fr" fo:country="FR" style:font-name-asian="Mangal2" style:font-family-asian="Mangal" style:font-size-asian="12pt" style:language-asian="ar" style:country-asian="SA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Arial2" fo:font-family="Arial" style:font-family-generic="swiss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Arial2" fo:font-family="Arial" style:font-family-generic="swiss" fo:font-size="11pt" fo:language="fr" fo:country="FR" style:font-name-asian="Mangal2" style:font-family-asian="Mangal" style:font-size-asian="12pt" style:language-asian="ar" style:country-asian="SA"/>
    </style:style>
    <style:style style:name="Default" style:family="graphic">
      <style:paragraph-properties fo:text-align="start" style:text-autospace="ideograph-alpha" style:writing-mode="lr-tb"/>
      <style:text-properties fo:color="#000000" style:font-name="Arial2" fo:font-family="Arial" style:font-family-generic="swiss" fo:font-size="12pt" fo:language="fr" fo:country="FR" style:font-name-asian="Mangal1" style:font-family-asian="Mangal" style:font-pitch-asian="variable" style:font-size-asian="12pt" style:language-asian="hi" style:country-asian="IN"/>
    </style:style>
    <style:style style:name="Titre_20_2" style:display-name="Titre 2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alloon_20_Text_20_Char1" style:display-name="Balloon Text Char1" style:family="graphic">
      <style:paragraph-properties style:text-autospace="none"/>
      <style:text-properties fo:color="#00000a" style:font-name="Times New Roman2" fo:font-family="'Times New Roman'" style:font-family-generic="swiss" fo:font-size="1pt" style:font-size-asian="1pt" style:language-asian="en" style:country-asian="US" style:font-size-complex="1pt"/>
    </style:style>
    <style:style style:name="Footer_20_Char" style:display-name="Footer Char" style:family="graphic">
      <style:paragraph-properties style:text-autospace="none"/>
      <style:text-properties fo:color="#00000a" style:language-asian="en" style:country-asian="US"/>
    </style:style>
    <style:style style:name="Header_20_Char" style:display-name="Header Char" style:family="graphic">
      <style:paragraph-properties style:text-autospace="none"/>
      <style:text-properties fo:color="#00000a" style:language-asian="en" style:country-asian="US"/>
    </style:style>
    <style:style style:name="Body_20_Text_20_Char" style:display-name="Body Text Char" style:family="graphic">
      <style:paragraph-properties style:text-autospace="none"/>
      <style:text-properties fo:color="#00000a" style:language-asian="en" style:country-asian="US"/>
    </style:style>
    <style:style style:name="Title_20_Char" style:display-name="Title Char" style:family="graphic">
      <style:paragraph-properties style:text-autospace="none"/>
      <style:text-properties fo:color="#00000a" style:font-name="Cambria2" fo:font-family="Cambria" style:font-family-generic="swiss" fo:font-size="16pt" fo:font-weight="bold" style:letter-kerning="true" style:font-name-asian="Segoe UI1" style:font-family-asian="'Segoe UI'" style:font-family-generic-asian="roman" style:font-pitch-asian="variable" style:font-size-asian="16pt" style:language-asian="en" style:country-asian="US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2" fo:font-family="Tahoma" style:font-family-generic="swiss" fo:font-size="8pt" style:font-name-asian="Tahoma1" style:font-family-asian="Tahoma" style:font-family-generic-asian="swiss" style:font-pitch-asian="variable" style:font-size-asian="8pt"/>
    </style:style>
    <style:style style:name="Footer_20_Char1" style:display-name="Footer Char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En-tête_20_Car" style:display-name="En-tête Ca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2" fo:font-family="Tahoma" style:font-family-generic="swiss" fo:font-size="8pt" style:font-name-asian="Tahoma1" style:font-family-asian="Tahoma" style:font-family-generic-asian="swiss" style:font-pitch-asian="variable" style:font-size-asian="8pt" style:language-asian="en" style:country-asian="US"/>
    </style:style>
    <style:style style:name="Pied_20_de_20_page" style:display-name="Pied de pag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language-asian="en" style:country-asian="US"/>
    </style:style>
    <style:style style:name="En-têt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language-asian="en" style:country-asian="U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Arial2" fo:font-family="Arial" style:font-family-generic="swiss" fo:font-size="12pt" fo:font-style="italic" style:font-name-asian="Mangal1" style:font-family-asian="Mangal" style:font-pitch-asian="variable" style:font-size-asian="12pt" style:language-asian="en" style:country-asian="US" style:font-style-asian="italic" style:font-style-complex="italic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asian="Courier New3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family-generic-asian="swiss" style:font-pitch-asian="variable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4" fo:font-family="'Courier New'" style:font-family-generic="modern" style:font-pitch="fixed" style:font-name-asian="Courier New3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Calibri1" style:font-family-asian="Calibri" style:font-family-generic-asian="swiss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ideograph-alpha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1" style:display-name="Titre 1" style:family="graphic">
      <style:paragraph-properties fo:margin-top="0cm" fo:margin-bottom="0cm" fo:line-height="100%"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Pied_20_de_20_page_20_Car" style:display-name="Pied de page Car" style:family="graphic">
      <style:paragraph-properties style:text-autospace="none"/>
      <style:text-properties fo:font-size="11pt" style:font-size-asian="11pt" style:font-size-complex="11pt"/>
    </style:style>
    <style:style style:name="Corps_20_de_20_texte_20_Car" style:display-name="Corps de texte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En-tête_20_de_20_message_20__28_Étiquette_29_" style:display-name="En-tête de message (Étiquette)" style:family="graphic">
      <style:paragraph-properties style:text-autospace="none"/>
      <style:text-properties fo:font-size="9pt" fo:font-weight="bold" style:font-size-asian="9pt" style:font-weight-asian="bold" style:font-size-complex="9pt" style:font-weight-complex="bold"/>
    </style:style>
    <style:style style:name="Titre_20_1_20_Car" style:display-name="Titre 1 Car" style:family="graphic">
      <style:paragraph-properties style:text-autospace="none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estern" style:family="graphic">
      <style:paragraph-properties fo:margin-left="0cm" fo:margin-right="0cm" fo:margin-top="0.31cm" fo:margin-bottom="0.37cm" fo:text-align="start" fo:text-indent="0cm" style:text-autospace="none"/>
      <style:text-properties fo:color="#000000" style:font-name="Garamond1" fo:font-family="Garamond" style:font-family-generic="roman" fo:font-size="12pt" fo:language="fr" fo:country="FR" style:font-name-asian="Times New Roman4" style:font-family-asian="'Times New Roman'" style:font-family-generic-asian="roman" style:font-size-asian="12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2" fo:font-family="Tahoma" style:font-family-generic="swiss" fo:font-size="8pt" style:font-name-asian="Tahoma1" style:font-family-asian="Tahoma" style:font-family-generic-asian="swiss" style:font-pitch-asian="variable" style:font-size-asian="8pt" style:language-asian="en" style:country-asian="US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size="11pt" style:font-size-asian="11pt" style:language-asian="ko" style:country-asian="KR" style:font-size-complex="11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9b2d1f" style:text-outline="false" style:text-line-through-style="none" style:text-line-through-type="none" style:font-name="Arial1" fo:font-family="Arial" style:font-family-generic="swiss" style:font-pitch="variable" fo:font-size="16pt" fo:letter-spacing="normal" fo:language="fr" fo:country="FR" fo:font-style="normal" fo:text-shadow="none" style:text-underline-style="none" fo:font-weight="bold" style:letter-kerning="true" style:font-name-asian="Tahoma5" style:font-family-asian="Tahoma" style:font-family-generic-asian="modern" style:font-pitch-asian="fixed" style:font-size-asian="16pt" style:language-asian="fr" style:country-asian="FR" style:font-style-asian="normal" style:font-weight-asian="bold" style:font-name-complex="Arial1" style:font-family-complex="Arial" style:font-family-generic-complex="swiss" style:font-pitch-complex="variable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simple" style:writing-mode="lr-tb">
        <style:tab-stops>
          <style:tab-stop style:position="4.48cm"/>
        </style:tab-stops>
      </style:paragraph-properties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4" fo:font-family="Arial" fo:font-size="18pt" fo:letter-spacing="normal" fo:language="fr" fo:country="FR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18pt" style:language-asian="fr" style:country-asian="FR" style:font-style-asian="normal" style:font-weight-asian="normal" style:font-name-complex="Arial4" style:font-family-complex="Arial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9b2d1f" style:text-outline="false" style:text-line-through-style="none" style:text-line-through-type="none" style:font-name="Arial1" fo:font-family="Arial" style:font-family-generic="swiss" style:font-pitch="variable" fo:font-size="16pt" fo:letter-spacing="normal" fo:language="fr" fo:country="FR" fo:font-style="normal" fo:text-shadow="none" style:text-underline-style="none" fo:font-weight="bold" style:letter-kerning="true" style:font-name-asian="Tahoma5" style:font-family-asian="Tahoma" style:font-family-generic-asian="modern" style:font-pitch-asian="fixed" style:font-size-asian="16pt" style:language-asian="fr" style:country-asian="FR" style:font-style-asian="normal" style:font-weight-asian="bold" style:font-name-complex="Arial1" style:font-family-complex="Arial" style:font-family-generic-complex="swiss" style:font-pitch-complex="variable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simple" style:writing-mode="lr-tb">
        <style:tab-stops>
          <style:tab-stop style:position="4.48cm"/>
        </style:tab-stops>
      </style:paragraph-properties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4" fo:font-family="Arial" fo:font-size="18pt" fo:letter-spacing="normal" fo:language="fr" fo:country="FR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18pt" style:language-asian="fr" style:country-asian="FR" style:font-style-asian="normal" style:font-weight-asian="normal" style:font-name-complex="Arial4" style:font-family-complex="Arial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9b2d1f" style:text-outline="false" style:text-line-through-style="none" style:text-line-through-type="none" style:font-name="Arial1" fo:font-family="Arial" style:font-family-generic="swiss" style:font-pitch="variable" fo:font-size="16pt" fo:letter-spacing="normal" fo:language="fr" fo:country="FR" fo:font-style="normal" fo:text-shadow="none" style:text-underline-style="none" fo:font-weight="bold" style:letter-kerning="true" style:font-name-asian="Tahoma5" style:font-family-asian="Tahoma" style:font-family-generic-asian="modern" style:font-pitch-asian="fixed" style:font-size-asian="16pt" style:language-asian="fr" style:country-asian="FR" style:font-style-asian="normal" style:font-weight-asian="bold" style:font-name-complex="Arial1" style:font-family-complex="Arial" style:font-family-generic-complex="swiss" style:font-pitch-complex="variable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itre_20_seul-outline2" style:display-name="Titre seul-outline2" style:family="presentation" style:parent-style-name="Titre_20_seu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seul-outline3" style:display-name="Titre seul-outline3" style:family="presentation" style:parent-style-name="Titre_20_seu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seul-outline4" style:display-name="Titre seul-outline4" style:family="presentation" style:parent-style-name="Titre_20_seul-outline3">
      <style:paragraph-properties fo:margin-top="0cm" fo:margin-bottom="0.2cm" fo:line-height="100%" fo:text-align="start" style:punctuation-wrap="simple" style:writing-mode="lr-tb">
        <style:tab-stops>
          <style:tab-stop style:position="4.48cm"/>
        </style:tab-stops>
      </style:paragraph-properties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seul-outline5" style:display-name="Titre seul-outline5" style:family="presentation" style:parent-style-name="Titre_20_seul-outline4">
      <style:paragraph-properties fo:margin-top="0cm" fo:margin-bottom="0.1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cm" fo:margin-bottom="0.1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cm" fo:margin-bottom="0.1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cm" fo:margin-bottom="0.1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cm" fo:margin-bottom="0.1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4" fo:font-family="Arial" fo:font-size="18pt" fo:letter-spacing="normal" fo:language="fr" fo:country="FR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18pt" style:language-asian="fr" style:country-asian="FR" style:font-style-asian="normal" style:font-weight-asian="normal" style:font-name-complex="Arial4" style:font-family-complex="Arial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9b2d1f" style:text-outline="false" style:text-line-through-style="none" style:text-line-through-type="none" style:font-name="Arial1" fo:font-family="Arial" style:font-family-generic="swiss" style:font-pitch="variable" fo:font-size="16pt" fo:letter-spacing="normal" fo:language="fr" fo:country="FR" fo:font-style="normal" fo:text-shadow="none" style:text-underline-style="none" fo:font-weight="bold" style:letter-kerning="true" style:font-name-asian="Tahoma5" style:font-family-asian="Tahoma" style:font-family-generic-asian="modern" style:font-pitch-asian="fixed" style:font-size-asian="16pt" style:language-asian="fr" style:country-asian="FR" style:font-style-asian="normal" style:font-weight-asian="bold" style:font-name-complex="Arial1" style:font-family-complex="Arial" style:font-family-generic-complex="swiss" style:font-pitch-complex="variable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simple" style:writing-mode="lr-tb">
        <style:tab-stops>
          <style:tab-stop style:position="4.48cm"/>
        </style:tab-stops>
      </style:paragraph-properties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4" fo:font-family="Arial" fo:font-size="18pt" fo:letter-spacing="normal" fo:language="fr" fo:country="FR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18pt" style:language-asian="fr" style:country-asian="FR" style:font-style-asian="normal" style:font-weight-asian="normal" style:font-name-complex="Arial4" style:font-family-complex="Arial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9b2d1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9b2d1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.026cm" draw:stroke-linejoin="miter" draw:fill="solid" draw:fill-color="#ffffff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et_20_contenu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5" style:family="presentation" style:parent-style-name="Titre_20_et_20_contenu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backgroundobjects">
      <style:graphic-properties draw:stroke="none" draw:fill="none" draw:fill-color="#ffffff" draw:auto-grow-height="false" fo:min-height="1.314cm"/>
    </style:style>
    <style:style style:name="Mpr7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re_20_seu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4.48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style:paragraph-properties fo:margin-top="0cm" fo:margin-bottom="0cm" fo:line-height="100%" fo:text-align="center" style:writing-mode="lr-tb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2d1f" style:text-line-through-style="none" style:text-line-through-type="none" style:font-name="Arial4" fo:font-size="24pt" fo:letter-spacing="normal" fo:font-style="normal" style:text-underline-style="none" fo:font-weight="bold" style:font-name-asian="Tahoma5" style:font-size-asian="24pt" style:font-style-asian="normal" style:font-weight-asian="bold" style:font-name-complex="Tahoma1" style:font-size-complex="24pt" style:font-style-complex="normal" style:font-weight-complex="bold"/>
    </style:style>
    <style:style style:name="MT3" style:family="text">
      <style:text-properties fo:font-variant="normal" fo:text-transform="none" fo:color="#9b2d1f" style:text-line-through-style="none" style:text-line-through-type="none" style:font-name="Arial1" fo:font-size="16pt" fo:letter-spacing="normal" fo:font-style="normal" style:text-underline-style="none" fo:font-weight="bold" style:font-name-asian="Tahoma5" style:font-size-asian="16pt" style:font-style-asian="normal" style:font-weight-asian="bold" style:font-name-complex="Arial1" style:font-size-complex="1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name-asian="Tahoma5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9b2d1f" style:text-line-through-style="none" style:text-line-through-type="none" style:font-name="Arial1" fo:font-size="18pt" fo:letter-spacing="normal" fo:font-style="normal" style:text-underline-style="none" fo:font-weight="bold" style:font-name-asian="Tahoma5" style:font-size-asian="18pt" style:font-style-asian="normal" style:font-weight-asian="bold" style:font-name-complex="Arial1" style:font-size-complex="18pt" style:font-style-complex="normal" style:font-weight-complex="bold"/>
    </style:style>
    <style:style style:name="MT6" style:family="text">
      <style:text-properties fo:font-variant="normal" fo:text-transform="none" fo:color="#898989" style:text-line-through-style="none" style:text-line-through-type="none" style:font-name="Arial4" fo:font-size="9pt" fo:letter-spacing="normal" fo:font-style="italic" style:text-underline-style="none" fo:font-weight="normal" style:font-size-asian="9pt" style:font-style-asian="italic" style:font-weight-asian="normal" style:font-name-complex="Arial4" style:font-size-complex="9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">
        <style:list-level-properties text:space-before="0.989cm" text:min-label-width="0.506cm"/>
        <style:text-properties style:font-name="Wingdings2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">
        <style:list-level-properties text:space-before="0.989cm" text:min-label-width="0.506cm"/>
        <style:text-properties style:font-name="Wingdings2" fo:color="#000000" fo:font-size="110%"/>
      </text:list-level-style-bullet>
      <text:list-level-style-bullet text:level="3" text:bullet-char="">
        <style:list-level-properties text:space-before="2.003cm" text:min-label-width="0.475cm"/>
        <style:text-properties style:font-name="Wingdings2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">
        <style:list-level-properties text:space-before="0.989cm" text:min-label-width="0.506cm"/>
        <style:text-properties style:font-name="Wingdings2" fo:color="#000000" fo:font-size="110%"/>
      </text:list-level-style-bullet>
      <text:list-level-style-bullet text:level="3" text:bullet-char="">
        <style:list-level-properties text:space-before="2.003cm" text:min-label-width="0.475cm"/>
        <style:text-properties style:font-name="Wingdings2" fo:color="#000000" fo:font-size="110%"/>
      </text:list-level-style-bullet>
      <text:list-level-style-bullet text:level="4" text:bullet-char="">
        <style:list-level-properties text:space-before="2.991cm" text:min-label-width="0.506cm"/>
        <style:text-properties style:font-name="Wingdings2" fo:color="#000000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">
        <style:list-level-properties text:space-before="0.989cm" text:min-label-width="0.506cm"/>
        <style:text-properties style:font-name="Wingdings2" fo:color="#000000" fo:font-size="110%"/>
      </text:list-level-style-bullet>
      <text:list-level-style-bullet text:level="3" text:bullet-char="">
        <style:list-level-properties text:space-before="2.003cm" text:min-label-width="0.475cm"/>
        <style:text-properties style:font-name="Wingdings2" fo:color="#000000" fo:font-size="110%"/>
      </text:list-level-style-bullet>
      <text:list-level-style-bullet text:level="4" text:bullet-char="">
        <style:list-level-properties text:space-before="2.991cm" text:min-label-width="0.506cm"/>
        <style:text-properties style:font-name="Wingdings2" fo:color="#000000" fo:font-size="110%"/>
      </text:list-level-style-bullet>
      <text:list-level-style-bullet text:level="5" text:bullet-char="">
        <style:list-level-properties text:space-before="3.974cm" text:min-label-width="0.506cm"/>
        <style:text-properties style:font-name="Wingdings2" fo:color="#000000" fo:font-size="11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line draw:name="Connecteur droit 8" draw:style-name="Mgr3" draw:text-style-name="MP3" draw:layer="backgroundobjects" svg:x1="1.115cm" svg:y1="2.632cm" svg:x2="26.14cm" svg:y2="2.632cm">
        <text:p/>
      </draw:line>
      <draw:custom-shape draw:name="Arrondir un rectangle avec un coin du même côté 12" draw:style-name="Mgr4" draw:text-style-name="MP5" draw:layer="backgroundobjects" svg:width="1.3cm" svg:height="0.894cm" svg:x="24.809cm" svg:y="17.657cm">
        <text:p text:style-name="MP4"><text:page-number>&lt;numéro&gt;</text:page-number></text:p>
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Picture 8" draw:style-name="Mgr5" draw:text-style-name="MP3" draw:layer="backgroundobjects" svg:width="3.469cm" svg:height="0.877cm" svg:x="1.72cm" svg:y="17.93cm">
        <draw:image xlink:href="Pictures/100000000000012C0000004C2B8F6282.png" xlink:type="simple" xlink:show="embed" xlink:actuate="onLoad">
          <text:p/>
        </draw:image>
      </draw:frame>
      <draw:custom-shape draw:name="Rectangle 19" draw:style-name="Mgr6" draw:text-style-name="MP5" draw:layer="backgroundobjects" svg:width="27.516cm" svg:height="12.7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7" draw:text-style-name="MP5" draw:layer="backgroundobjects" svg:width="27.516cm" svg:height="6.323cm" svg:x="0cm" svg:y="12.7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3" draw:layer="backgroundobjects" svg:width="12.333cm" svg:height="3.13cm" svg:x="7.726cm" svg:y="1.923cm">
        <draw:image xlink:href="Pictures/100000000000023C00000092BA10106C.png" xlink:type="simple" xlink:show="embed" xlink:actuate="onLoad">
          <text:p/>
        </draw:image>
      </draw:frame>
      <draw:line draw:name="Connecteur droit 20" draw:style-name="Mgr8" draw:text-style-name="MP3" draw:layer="backgroundobjects" svg:x1="12.757cm" svg:y1="5.926cm" svg:x2="12.757cm" svg:y2="10.565cm">
        <text:p/>
      </draw:line>
      <draw:frame draw:name="Titre 1" presentation:style-name="Mpr1" draw:text-style-name="MP7" draw:layer="backgroundobjects" svg:width="6.106cm" svg:height="4.639cm" svg:x="6.558cm" svg:y="5.925cm" presentation:class="title" presentation:user-transformed="true">
        <draw:text-box>
          <text:p text:style-name="MP6"><text:span text:style-name="MT2">Cliquez pour éditer le format du texte-titreModifiez le style du titre</text:span></text:p>
        </draw:text-box>
      </draw:frame>
      <draw:frame presentation:style-name="Diapositive_20_de_20_titre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line draw:name="Connecteur droit 8" draw:style-name="Mgr3" draw:text-style-name="MP3" draw:layer="backgroundobjects" svg:x1="1.115cm" svg:y1="2.632cm" svg:x2="26.14cm" svg:y2="2.632cm">
        <text:p/>
      </draw:line>
      <draw:custom-shape draw:name="Arrondir un rectangle avec un coin du même côté 12" draw:style-name="Mgr4" draw:text-style-name="MP5" draw:layer="backgroundobjects" svg:width="1.3cm" svg:height="0.894cm" svg:x="24.809cm" svg:y="17.657cm">
        <text:p><text:page-number>&lt;numéro&gt;</text:page-number></text:p>
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Picture 8" draw:style-name="Mgr5" draw:text-style-name="MP3" draw:layer="backgroundobjects" svg:width="3.469cm" svg:height="0.877cm" svg:x="1.72cm" svg:y="17.93cm">
        <draw:image xlink:href="Pictures/100000000000012C0000004C2B8F6282.png" xlink:type="simple" xlink:show="embed" xlink:actuate="onLoad">
          <text:p/>
        </draw:image>
      </draw:frame>
      <draw:frame draw:name="Espace réservé du contenu 2" presentation:style-name="Mpr4" draw:text-style-name="MP11" draw:layer="backgroundobjects" svg:width="24.764cm" svg:height="14.533cm" svg:x="1.376cm" svg:y="2.99cm" presentation:class="outline" presentation:user-transformed="true">
        <draw:text-box>
          <text:list text:style-name="ML3">
            <text:list-item>
              <text:p text:style-name="MP4"><text:span text:style-name="MT3">Cliquez pour éditer le format du plan de texte</text:span></text:p>
              <text:list>
                <text:list-item>
                  <text:p text:style-name="MP4"><text:span text:style-name="MT3">Second niveau de plan</text:span></text:p>
                  <text:list>
                    <text:list-item>
                      <text:p text:style-name="MP4"><text:span text:style-name="MT3">Troisième niveau de plan</text:span></text:p>
                      <text:list>
                        <text:list-item>
                          <text:p text:style-name="MP4"><text:span text:style-name="MT3">Quatrième niveau de plan</text:span></text:p>
                          <text:list>
                            <text:list-item>
                              <text:p text:style-name="MP4"><text:span text:style-name="MT3">Cinquième niveau de plan</text:span></text:p>
                              <text:list>
                                <text:list-item>
                                  <text:p text:style-name="MP4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5" presentation:style-name="Mpr5" draw:text-style-name="MP5" draw:layer="backgroundobjects" svg:width="25.024cm" svg:height="1.079cm" svg:x="1.116cm" svg:y="1.155cm" presentation:class="title" presentation:user-transformed="true">
        <draw:text-box>
          <text:p text:style-name="MP12"><text:span text:style-name="MT5">Cliquez pour éditer le format du texte-titreModifiez le style du titre</text:span></text:p>
        </draw:text-box>
      </draw:frame>
      <draw:custom-shape draw:name="Espace réservé du pied de page 5" draw:style-name="Mgr9" draw:text-style-name="MP5" draw:layer="backgroundobjects" svg:width="14.913cm" svg:height="0.85cm" svg:x="7.213cm" svg:y="18.143cm">
        <text:p text:style-name="MP13"><text:span text:style-name="MT6">SI Banque Fiducial - 18/11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text-style-name="MP14" draw:layer="backgroundobjects" svg:width="8.721cm" svg:height="1.313cm" svg:x="9.41cm" svg:y="16.654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Titre_20_et_20_contenu-title" draw:layer="backgroundobjects" svg:width="16.085cm" svg:height="11.136cm" svg:x="2.457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line draw:name="Connecteur droit 8" draw:style-name="Mgr3" draw:text-style-name="MP3" draw:layer="backgroundobjects" svg:x1="1.115cm" svg:y1="2.632cm" svg:x2="26.14cm" svg:y2="2.632cm">
        <text:p/>
      </draw:line>
      <draw:custom-shape draw:name="Arrondir un rectangle avec un coin du même côté 12" draw:style-name="Mgr4" draw:text-style-name="MP5" draw:layer="backgroundobjects" svg:width="1.3cm" svg:height="0.894cm" svg:x="24.809cm" svg:y="17.657cm">
        <text:p><text:page-number>&lt;numéro&gt;</text:page-number></text:p>
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Picture 8" draw:style-name="Mgr5" draw:text-style-name="MP3" draw:layer="backgroundobjects" svg:width="3.469cm" svg:height="0.877cm" svg:x="1.72cm" svg:y="17.93cm">
        <draw:image xlink:href="Pictures/100000000000012C0000004C2B8F6282.png" xlink:type="simple" xlink:show="embed" xlink:actuate="onLoad">
          <text:p/>
        </draw:image>
      </draw:frame>
      <draw:frame draw:name="Titre 1" presentation:style-name="Mpr9" draw:text-style-name="MP5" draw:layer="backgroundobjects" svg:width="25.024cm" svg:height="1.079cm" svg:x="1.116cm" svg:y="1.155cm" presentation:class="title" presentation:user-transformed="true">
        <draw:text-box>
          <text:p text:style-name="MP12"><text:span text:style-name="MT5">Cliquez pour éditer le format du texte-titreModifiez le style du titre</text:span></text:p>
        </draw:text-box>
      </draw:frame>
      <draw:frame presentation:style-name="Titre_20_seul-outline1" draw:layer="backgroundobjects" svg:width="24.764cm" svg:height="11.048cm" svg:x="1.375cm" svg:y="4.457cm" presentation:class="outline" presentation:placeholder="true">
        <draw:text-box/>
      </draw:frame>
      <draw:custom-shape draw:name="Espace réservé du pied de page 5" draw:style-name="Mgr9" draw:text-style-name="MP5" draw:layer="backgroundobjects" svg:width="14.913cm" svg:height="0.85cm" svg:x="7.213cm" svg:y="18.143cm">
        <text:p text:style-name="MP13"><text:span text:style-name="MT6">SI Banque Fiducial - 18/11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re_20_seul-title" draw:layer="backgroundobjects" svg:width="16.085cm" svg:height="11.136cm" svg:x="2.457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draw:line draw:name="Connecteur droit 8" draw:style-name="Mgr3" draw:text-style-name="MP3" draw:layer="backgroundobjects" svg:x1="1.115cm" svg:y1="2.632cm" svg:x2="26.14cm" svg:y2="2.632cm">
        <text:p/>
      </draw:line>
      <draw:custom-shape draw:name="Arrondir un rectangle avec un coin du même côté 12" draw:style-name="Mgr4" draw:text-style-name="MP5" draw:layer="backgroundobjects" svg:width="1.3cm" svg:height="0.894cm" svg:x="24.809cm" svg:y="17.657cm">
        <text:p><text:page-number>&lt;numéro&gt;</text:page-number></text:p>
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Picture 8" draw:style-name="Mgr5" draw:text-style-name="MP3" draw:layer="backgroundobjects" svg:width="3.469cm" svg:height="0.877cm" svg:x="1.72cm" svg:y="17.93cm">
        <draw:image xlink:href="Pictures/100000000000012C0000004C2B8F6282.png" xlink:type="simple" xlink:show="embed" xlink:actuate="onLoad">
          <text:p/>
        </draw:image>
      </draw:frame>
      <draw:frame presentation:style-name="Vide-title" draw:layer="backgroundobjects" svg:width="24.764cm" svg:height="3.18cm" svg:x="1.375cm" svg:y="0.76cm" presentation:class="title" presentation:placeholder="true">
        <draw:text-box/>
      </draw:frame>
      <draw:frame presentation:style-name="Vide-outline1" draw:layer="backgroundobjects" svg:width="24.764cm" svg:height="11.048cm" svg:x="1.375cm" svg:y="4.457cm" presentation:class="outline" presentation:placeholder="true">
        <draw:text-box/>
      </draw:frame>
      <draw:custom-shape draw:name="Espace réservé du pied de page 5" draw:style-name="Mgr9" draw:text-style-name="MP5" draw:layer="backgroundobjects" svg:width="14.913cm" svg:height="0.85cm" svg:x="7.213cm" svg:y="18.143cm">
        <text:p text:style-name="MP13"><text:span text:style-name="MT6">SI Banque Fiducial - 18/11/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Vide-title" draw:layer="backgroundobjects" svg:width="16.085cm" svg:height="11.136cm" svg:x="2.457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Windows_x86 LibreOffice_project/63150712c6d317d27ce2db16eb94c2f3d7b699f8</meta:generator>
    <dc:date>2015-11-17T10:23:24.210000000</dc:date>
    <meta:editing-duration>P59DT6H4M34S</meta:editing-duration>
    <meta:editing-cycles>4694</meta:editing-cycles>
    <meta:print-date>2015-06-01T10:03:44.209000000</meta:print-date>
    <meta:document-statistic meta:object-count="131"/>
  </office:meta>
</office:document-meta>
</file>